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4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4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02cm" svg:y="1.10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171cm" svg:height="0.962cm" svg:x="2.923cm" svg:y="-0.06cm">
          <draw:text-box>
            <text:p>s1</text:p>
          </draw:text-box>
        </draw:frame>
        <draw:frame draw:style-name="standard" draw:layer="layout" svg:width="4.999cm" svg:height="5.999cm" svg:x="9.501cm" svg:y="1.10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12cm" svg:height="3.999cm" svg:x="0.503cm" svg:y="8.10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.171cm" svg:height="0.962cm" svg:x="2.924cm" svg:y="6.942cm">
          <draw:text-box>
            <text:p>s2</text:p>
          </draw:text-box>
        </draw:frame>
        <draw:line draw:style-name="gr3" draw:text-style-name="P5" draw:layer="layout" svg:x1="5.102cm" svg:y1="2.602cm" svg:x2="9.502cm" svg:y2="2.602cm">
          <text:p/>
        </draw:line>
        <draw:frame draw:style-name="standard" draw:layer="layout" svg:width="4.999cm" svg:height="5.999cm" svg:x="9.501cm" svg:y="8.10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5" draw:layer="layout" svg:x1="5.101cm" svg:y1="9.601cm" svg:x2="9.501cm" svg:y2="9.6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5:32.526870410</dc:date>
    <meta:editing-duration>PT37M29S</meta:editing-duration>
    <meta:editing-cycles>12</meta:editing-cycles>
    <meta:generator>LibreOffice/7.0.4.2$Linux_X86_64 LibreOffice_project/00$Build-2</meta:generator>
    <meta:document-statistic meta:object-count="9"/>
  </office:meta>
</office:document-meta>
</file>